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2fdc1cf" officeooo:paragraph-rsid="02fdc1cf"/>
    </style:style>
    <style:style style:name="P2" style:family="paragraph" style:parent-style-name="Preformatted_20_Text">
      <style:text-properties officeooo:rsid="031e9fa4" officeooo:paragraph-rsid="0347c92b"/>
    </style:style>
    <style:style style:name="P3" style:family="paragraph" style:parent-style-name="Preformatted_20_Text">
      <style:text-properties officeooo:rsid="031e9fa4" officeooo:paragraph-rsid="0365804e"/>
    </style:style>
    <style:style style:name="P4" style:family="paragraph" style:parent-style-name="Text_20_body">
      <style:text-properties officeooo:rsid="033dcb5e" officeooo:paragraph-rsid="033dcb5e"/>
    </style:style>
    <style:style style:name="P5" style:family="paragraph" style:parent-style-name="Text_20_body">
      <style:text-properties officeooo:rsid="033f2f62" officeooo:paragraph-rsid="033f2f62"/>
    </style:style>
    <style:style style:name="P6" style:family="paragraph" style:parent-style-name="Text_20_body">
      <style:text-properties officeooo:rsid="0342badd" officeooo:paragraph-rsid="0342badd"/>
    </style:style>
    <style:style style:name="P7" style:family="paragraph" style:parent-style-name="Text_20_body">
      <style:text-properties officeooo:rsid="0342badd" officeooo:paragraph-rsid="0363f43d"/>
    </style:style>
    <style:style style:name="P8" style:family="paragraph" style:parent-style-name="Preformatted_20_Text">
      <style:text-properties fo:font-style="normal" officeooo:rsid="031de2e1" officeooo:paragraph-rsid="03412a16" style:font-style-asian="normal" style:font-style-complex="normal"/>
    </style:style>
    <style:style style:name="P9" style:family="paragraph" style:parent-style-name="Preformatted_20_Text">
      <style:text-properties fo:font-style="normal" officeooo:paragraph-rsid="035620c0" style:font-style-asian="normal" style:font-style-complex="normal"/>
    </style:style>
    <style:style style:name="P10" style:family="paragraph" style:parent-style-name="Text_20_body">
      <style:text-properties fo:font-style="normal" officeooo:rsid="035620c0" officeooo:paragraph-rsid="035620c0" style:font-style-asian="normal" style:font-style-complex="normal"/>
    </style:style>
    <style:style style:name="P11" style:family="paragraph" style:parent-style-name="Text_20_body">
      <style:text-properties fo:font-style="normal" officeooo:rsid="0342badd" officeooo:paragraph-rsid="0363f43d" style:font-style-asian="normal" style:font-style-complex="normal"/>
    </style:style>
    <style:style style:name="P12" style:family="paragraph" style:parent-style-name="Preformatted_20_Text">
      <style:text-properties officeooo:paragraph-rsid="0347c92b"/>
    </style:style>
    <style:style style:name="P13" style:family="paragraph" style:parent-style-name="Text_20_body">
      <style:text-properties officeooo:paragraph-rsid="033c34fb"/>
    </style:style>
    <style:style style:name="P14" style:family="paragraph" style:parent-style-name="Preformatted_20_Text">
      <style:text-properties officeooo:rsid="034d8d8a" officeooo:paragraph-rsid="034d8d8a"/>
    </style:style>
    <style:style style:name="P15" style:family="paragraph" style:parent-style-name="Preformatted_20_Text">
      <style:text-properties officeooo:rsid="034d8d8a" officeooo:paragraph-rsid="0352325e"/>
    </style:style>
    <style:style style:name="P16" style:family="paragraph" style:parent-style-name="Preformatted_20_Text">
      <style:text-properties officeooo:rsid="034d8d8a" officeooo:paragraph-rsid="0353e3f3"/>
    </style:style>
    <style:style style:name="P17" style:family="paragraph" style:parent-style-name="Preformatted_20_Text">
      <style:text-properties officeooo:rsid="034d8d8a" officeooo:paragraph-rsid="0357aae1"/>
    </style:style>
    <style:style style:name="P18" style:family="paragraph" style:parent-style-name="Preformatted_20_Text">
      <style:text-properties officeooo:rsid="034d8d8a" officeooo:paragraph-rsid="035ea05c"/>
    </style:style>
    <style:style style:name="P19" style:family="paragraph" style:parent-style-name="Text_20_body">
      <style:text-properties officeooo:rsid="0350e289" officeooo:paragraph-rsid="0350e289"/>
    </style:style>
    <style:style style:name="P20" style:family="paragraph" style:parent-style-name="Text_20_body">
      <style:text-properties officeooo:rsid="03548b4b" officeooo:paragraph-rsid="03548b4b"/>
    </style:style>
    <style:style style:name="P21" style:family="paragraph" style:parent-style-name="Preformatted_20_Text">
      <style:text-properties officeooo:paragraph-rsid="0357aae1"/>
    </style:style>
    <style:style style:name="P22" style:family="paragraph" style:parent-style-name="Text_20_body">
      <style:text-properties officeooo:paragraph-rsid="0357aae1"/>
    </style:style>
    <style:style style:name="P23" style:family="paragraph" style:parent-style-name="Preformatted_20_Text">
      <style:text-properties officeooo:paragraph-rsid="034d8d8a"/>
    </style:style>
    <style:style style:name="P24" style:family="paragraph" style:parent-style-name="Preformatted_20_Text">
      <style:text-properties officeooo:paragraph-rsid="035f4029"/>
    </style:style>
    <style:style style:name="P25" style:family="paragraph" style:parent-style-name="Text_20_body">
      <style:text-properties officeooo:rsid="035620c0" officeooo:paragraph-rsid="035620c0"/>
    </style:style>
    <style:style style:name="P26" style:family="paragraph" style:parent-style-name="Text_20_body">
      <style:text-properties officeooo:rsid="0357aae1" officeooo:paragraph-rsid="0357aae1"/>
    </style:style>
    <style:style style:name="P27" style:family="paragraph" style:parent-style-name="Text_20_body">
      <style:text-properties officeooo:rsid="0362c7d3" officeooo:paragraph-rsid="0362c7d3"/>
    </style:style>
    <style:style style:name="P28" style:family="paragraph" style:parent-style-name="Text_20_body">
      <style:text-properties officeooo:rsid="0362c7d3" officeooo:paragraph-rsid="0363f43d"/>
    </style:style>
    <style:style style:name="P29" style:family="paragraph" style:parent-style-name="Preformatted_20_Text">
      <style:text-properties officeooo:rsid="0363bca9" officeooo:paragraph-rsid="0363bca9"/>
    </style:style>
    <style:style style:name="P30" style:family="paragraph" style:parent-style-name="Text_20_body">
      <style:text-properties officeooo:rsid="0363bca9" officeooo:paragraph-rsid="0363bca9"/>
    </style:style>
    <style:style style:name="P31" style:family="paragraph" style:parent-style-name="Preformatted_20_Text">
      <style:text-properties officeooo:paragraph-rsid="0363f43d"/>
    </style:style>
    <style:style style:name="P32" style:family="paragraph" style:parent-style-name="Preformatted_20_Text">
      <style:text-properties officeooo:paragraph-rsid="0365804e"/>
    </style:style>
    <style:style style:name="P33" style:family="paragraph" style:parent-style-name="Preformatted_20_Text">
      <style:text-properties officeooo:rsid="0365804e" officeooo:paragraph-rsid="0365804e"/>
    </style:style>
    <style:style style:name="P34" style:family="paragraph" style:parent-style-name="Text_20_body">
      <style:text-properties officeooo:rsid="0359e31f" officeooo:paragraph-rsid="0359e31f"/>
    </style:style>
    <style:style style:name="P35" style:family="paragraph" style:parent-style-name="Text_20_body">
      <style:text-properties officeooo:rsid="036cbe23" officeooo:paragraph-rsid="036cbe23"/>
    </style:style>
    <style:style style:name="P36" style:family="paragraph" style:parent-style-name="Preformatted_20_Text">
      <style:text-properties officeooo:rsid="03676429" officeooo:paragraph-rsid="03676429"/>
    </style:style>
    <style:style style:name="P37" style:family="paragraph" style:parent-style-name="Preformatted_20_Text">
      <style:text-properties officeooo:paragraph-rsid="0342badd"/>
    </style:style>
    <style:style style:name="P38" style:family="paragraph" style:parent-style-name="Preformatted_20_Text">
      <style:text-properties officeooo:rsid="03122636" officeooo:paragraph-rsid="0342badd"/>
    </style:style>
    <style:style style:name="P39" style:family="paragraph" style:parent-style-name="Text_20_body">
      <style:text-properties officeooo:rsid="0368f845" officeooo:paragraph-rsid="0368f845"/>
    </style:style>
    <style:style style:name="P40" style:family="paragraph" style:parent-style-name="Heading_20_1">
      <style:text-properties officeooo:rsid="02fdc1cf" officeooo:paragraph-rsid="02fdc1cf"/>
    </style:style>
    <style:style style:name="P41" style:family="paragraph" style:parent-style-name="Heading_20_2">
      <style:text-properties style:font-name="Liberation Sans" fo:font-style="normal" officeooo:rsid="02fdf4b7" officeooo:paragraph-rsid="0366d5bc" style:font-style-asian="normal" style:font-style-complex="normal"/>
    </style:style>
    <style:style style:name="P42" style:family="paragraph" style:parent-style-name="Heading_20_2">
      <style:text-properties style:font-name="Liberation Sans" fo:font-style="normal" officeooo:rsid="02fdf4b7" officeooo:paragraph-rsid="034ad053" style:font-style-asian="normal" style:font-style-complex="normal"/>
    </style:style>
    <style:style style:name="P43" style:family="paragraph" style:parent-style-name="Heading_20_2">
      <style:text-properties style:font-name="Liberation Sans" fo:font-style="normal" officeooo:rsid="02fdf4b7" officeooo:paragraph-rsid="03618f85" style:font-style-asian="normal" style:font-style-complex="normal"/>
    </style:style>
    <style:style style:name="P44" style:family="paragraph" style:parent-style-name="Heading_20_3">
      <style:text-properties officeooo:rsid="036cbe23" officeooo:paragraph-rsid="036cbe23"/>
    </style:style>
    <style:style style:name="P45" style:family="paragraph" style:parent-style-name="Heading_20_3">
      <style:text-properties officeooo:rsid="033c34fb" officeooo:paragraph-rsid="033c34fb"/>
    </style:style>
    <style:style style:name="P46" style:family="paragraph" style:parent-style-name="Heading_20_3">
      <style:text-properties officeooo:rsid="031e9fa4" officeooo:paragraph-rsid="035f4029"/>
    </style:style>
    <style:style style:name="P47" style:family="paragraph" style:parent-style-name="Heading_20_3">
      <style:text-properties officeooo:rsid="031e9fa4" officeooo:paragraph-rsid="0365804e"/>
    </style:style>
    <style:style style:name="P48" style:family="paragraph" style:parent-style-name="Heading_20_3">
      <style:text-properties officeooo:rsid="034d8d8a" officeooo:paragraph-rsid="034d8d8a"/>
    </style:style>
    <style:style style:name="P49" style:family="paragraph" style:parent-style-name="Heading_20_3">
      <style:text-properties officeooo:rsid="0362c7d3" officeooo:paragraph-rsid="0362c7d3"/>
    </style:style>
    <style:style style:name="P50" style:family="paragraph" style:parent-style-name="Heading_20_3">
      <style:text-properties officeooo:paragraph-rsid="0347c92b"/>
    </style:style>
    <style:style style:name="P51" style:family="paragraph" style:parent-style-name="Heading_20_4">
      <style:text-properties officeooo:rsid="033dcb5e" officeooo:paragraph-rsid="033dcb5e"/>
    </style:style>
    <style:style style:name="P52" style:family="paragraph" style:parent-style-name="Heading_20_4">
      <style:text-properties officeooo:rsid="033f2f62" officeooo:paragraph-rsid="033f2f62"/>
    </style:style>
    <style:style style:name="P53" style:family="paragraph" style:parent-style-name="Heading_20_4">
      <style:text-properties officeooo:rsid="0342badd" officeooo:paragraph-rsid="0342badd"/>
    </style:style>
    <style:style style:name="P54" style:family="paragraph" style:parent-style-name="Heading_20_4">
      <style:text-properties officeooo:rsid="0342badd" officeooo:paragraph-rsid="0363f43d"/>
    </style:style>
    <style:style style:name="P55" style:family="paragraph" style:parent-style-name="Heading_20_4">
      <style:text-properties officeooo:rsid="031de2e1" officeooo:paragraph-rsid="0342badd"/>
    </style:style>
    <style:style style:name="P56" style:family="paragraph" style:parent-style-name="Heading_20_4">
      <style:text-properties officeooo:rsid="0350e289" officeooo:paragraph-rsid="0350e289"/>
    </style:style>
    <style:style style:name="P57" style:family="paragraph" style:parent-style-name="Heading_20_4">
      <style:text-properties officeooo:rsid="03548b4b" officeooo:paragraph-rsid="03548b4b"/>
    </style:style>
    <style:style style:name="P58" style:family="paragraph" style:parent-style-name="Heading_20_4">
      <style:text-properties officeooo:paragraph-rsid="0357aae1"/>
    </style:style>
    <style:style style:name="P59" style:family="paragraph" style:parent-style-name="Heading_20_4">
      <style:text-properties officeooo:rsid="035ea05c" officeooo:paragraph-rsid="035ea05c"/>
    </style:style>
    <style:style style:name="P60" style:family="paragraph" style:parent-style-name="Heading_20_4">
      <style:text-properties officeooo:paragraph-rsid="035c64d2"/>
    </style:style>
    <style:style style:name="P61" style:family="paragraph" style:parent-style-name="Heading_20_4">
      <style:text-properties officeooo:rsid="0362c7d3" officeooo:paragraph-rsid="0362c7d3"/>
    </style:style>
    <style:style style:name="P62" style:family="paragraph" style:parent-style-name="Heading_20_4">
      <style:text-properties officeooo:rsid="0362c7d3" officeooo:paragraph-rsid="0363f43d"/>
    </style:style>
    <style:style style:name="P63" style:family="paragraph" style:parent-style-name="Preformatted_20_Text">
      <style:text-properties fo:font-style="normal" officeooo:rsid="031de2e1" officeooo:paragraph-rsid="03412a16" style:font-style-asian="normal" style:font-style-complex="normal"/>
    </style:style>
    <style:style style:name="P64" style:family="paragraph" style:parent-style-name="Preformatted_20_Text">
      <style:text-properties officeooo:paragraph-rsid="0357aae1"/>
    </style:style>
    <style:style style:name="P65" style:family="paragraph" style:parent-style-name="Preformatted_20_Text">
      <style:text-properties officeooo:rsid="031e9fa4" officeooo:paragraph-rsid="035f4029"/>
    </style:style>
    <style:style style:name="P66" style:family="paragraph" style:parent-style-name="Preformatted_20_Text">
      <style:text-properties officeooo:rsid="0374a101" officeooo:paragraph-rsid="0374a101"/>
    </style:style>
    <style:style style:name="P67" style:family="paragraph" style:parent-style-name="Preformatted_20_Text">
      <style:text-properties officeooo:paragraph-rsid="0363f43d"/>
    </style:style>
    <style:style style:name="P68" style:family="paragraph" style:parent-style-name="Preformatted_20_Text">
      <style:text-properties officeooo:rsid="037a7703" officeooo:paragraph-rsid="037a7703"/>
    </style:style>
    <style:style style:name="P69" style:family="paragraph" style:parent-style-name="Preformatted_20_Text">
      <style:text-properties officeooo:paragraph-rsid="037a7703"/>
    </style:style>
    <style:style style:name="T1" style:family="text">
      <style:text-properties fo:font-style="italic" style:font-style-asian="italic" style:font-style-complex="italic"/>
    </style:style>
    <style:style style:name="T2" style:family="text">
      <style:text-properties fo:font-style="italic" officeooo:rsid="036100e8" style:font-style-asian="italic" style:font-style-complex="italic"/>
    </style:style>
    <style:style style:name="T3" style:family="text">
      <style:text-properties fo:font-style="italic" officeooo:rsid="0363f43d" style:font-style-asian="italic" style:font-style-complex="italic"/>
    </style:style>
    <style:style style:name="T4" style:family="text">
      <style:text-properties fo:font-style="italic" officeooo:rsid="037678e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31de2e1" style:font-style-asian="normal" style:font-style-complex="normal"/>
    </style:style>
    <style:style style:name="T7" style:family="text">
      <style:text-properties fo:font-style="normal" officeooo:rsid="036100e8" style:font-style-asian="normal" style:font-style-complex="normal"/>
    </style:style>
    <style:style style:name="T8" style:family="text">
      <style:text-properties fo:font-style="normal" officeooo:rsid="0363f43d" style:font-style-asian="normal" style:font-style-complex="normal"/>
    </style:style>
    <style:style style:name="T9" style:family="text">
      <style:text-properties fo:font-style="normal" officeooo:rsid="0368f845" style:font-style-asian="normal" style:font-style-complex="normal"/>
    </style:style>
    <style:style style:name="T10" style:family="text">
      <style:text-properties fo:font-style="normal" officeooo:rsid="036ae662" style:font-style-asian="normal" style:font-style-complex="normal"/>
    </style:style>
    <style:style style:name="T11" style:family="text">
      <style:text-properties fo:font-style="normal" officeooo:rsid="037678e9" style:font-style-asian="normal" style:font-style-complex="normal"/>
    </style:style>
    <style:style style:name="T12" style:family="text">
      <style:text-properties fo:font-style="normal" officeooo:rsid="03777ab7" style:font-style-asian="normal" style:font-style-complex="normal"/>
    </style:style>
    <style:style style:name="T13" style:family="text">
      <style:text-properties officeooo:rsid="031e9fa4"/>
    </style:style>
    <style:style style:name="T14" style:family="text">
      <style:text-properties officeooo:rsid="033c34fb"/>
    </style:style>
    <style:style style:name="T15" style:family="text">
      <style:text-properties officeooo:rsid="033dcb5e"/>
    </style:style>
    <style:style style:name="T16" style:family="text">
      <style:text-properties officeooo:rsid="03412a16"/>
    </style:style>
    <style:style style:name="T17" style:family="text">
      <style:text-properties officeooo:rsid="0342badd"/>
    </style:style>
    <style:style style:name="T18" style:family="text">
      <style:text-properties officeooo:rsid="0347c92b"/>
    </style:style>
    <style:style style:name="T19" style:family="text">
      <style:text-properties officeooo:rsid="034ad053"/>
    </style:style>
    <style:style style:name="T20" style:family="text">
      <style:text-properties officeooo:rsid="034d8d8a"/>
    </style:style>
    <style:style style:name="T21" style:family="text">
      <style:text-properties officeooo:rsid="0355e600"/>
    </style:style>
    <style:style style:name="T22" style:family="text">
      <style:text-properties officeooo:rsid="0357aae1"/>
    </style:style>
    <style:style style:name="T23" style:family="text">
      <style:text-properties officeooo:rsid="03585161"/>
    </style:style>
    <style:style style:name="T24" style:family="text">
      <style:text-properties officeooo:rsid="0359e31f"/>
    </style:style>
    <style:style style:name="T25" style:family="text">
      <style:text-properties officeooo:rsid="035de16a"/>
    </style:style>
    <style:style style:name="T26" style:family="text">
      <style:text-properties officeooo:rsid="035ea05c"/>
    </style:style>
    <style:style style:name="T27" style:family="text">
      <style:text-properties officeooo:rsid="035f4029"/>
    </style:style>
    <style:style style:name="T28" style:family="text">
      <style:text-properties officeooo:rsid="036100e8"/>
    </style:style>
    <style:style style:name="T29" style:family="text">
      <style:text-properties officeooo:rsid="03618f85"/>
    </style:style>
    <style:style style:name="T30" style:family="text">
      <style:text-properties officeooo:rsid="0363f43d"/>
    </style:style>
    <style:style style:name="T31" style:family="text">
      <style:text-properties officeooo:rsid="0365804e"/>
    </style:style>
    <style:style style:name="T32" style:family="text">
      <style:text-properties officeooo:rsid="0366d5bc"/>
    </style:style>
    <style:style style:name="T33" style:family="text">
      <style:text-properties officeooo:rsid="03451a84"/>
    </style:style>
    <style:style style:name="T34" style:family="text">
      <style:text-properties officeooo:rsid="036c42c8"/>
    </style:style>
    <style:style style:name="T35" style:family="text">
      <style:text-properties officeooo:rsid="036d9b4f"/>
    </style:style>
    <style:style style:name="T36" style:family="text">
      <style:text-properties officeooo:rsid="036f4d7d"/>
    </style:style>
    <style:style style:name="T37" style:family="text">
      <style:text-properties officeooo:rsid="03701623"/>
    </style:style>
    <style:style style:name="T38" style:family="text">
      <style:text-properties officeooo:rsid="0375c242"/>
    </style:style>
    <style:style style:name="T39" style:family="text">
      <style:text-properties officeooo:rsid="037678e9"/>
    </style:style>
    <style:style style:name="T40" style:family="text">
      <style:text-properties officeooo:rsid="037869d0"/>
    </style:style>
    <style:style style:name="T41" style:family="text">
      <style:text-properties fo:color="#bcbec4" loext:opacity="100%" style:font-name="Fira Code" fo:font-size="12pt" fo:font-style="normal" fo:font-weight="normal" style:font-size-asian="12pt" style:font-style-asian="normal" style:font-weight-asian="normal"/>
    </style:style>
    <style:style style:name="T42" style:family="text">
      <style:text-properties officeooo:rsid="037a7703"/>
    </style:style>
    <style:style style:name="T43" style:family="text">
      <style:text-properties officeooo:rsid="037b5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OndaTrain</text:p>
      <text:h text:style-name="P40" text:outline-level="1"><text:span text:style-name="T14">Production</text:span> setup</text:h>
      <text:h text:style-name="P41" text:outline-level="2">Primer<text:span text:style-name="T32">a fase: configuración </text:span><text:span text:style-name="T33">e integración de base de datos </text:span><text:span text:style-name="T32">de producción</text:span></text:h>
      <text:h text:style-name="P44" text:outline-level="3">Preliminares</text:h>
      <text:p text:style-name="P35">La base de datos de producción a utilizar está hospedada en Supabase.com, un servicio que permite alojar en un plan gratis, una base de datos PostgreSql. Al crear la cuenta, se dispondrá de una instancia que solo permite acceder a la base de datos Postgres. El esquema a utilizar será <text:span text:style-name="T1">public</text:span><text:span text:style-name="T5">.</text:span></text:p>
      <text:h text:style-name="P45" text:outline-level="3">Creación de configuración <text:span text:style-name="T15">de </text:span>producción</text:h>
      <text:h text:style-name="P51" text:outline-level="4">Creación de archivo de secretos de producción</text:h>
      <text:p text:style-name="P4">En el directorio del proyecto, crear el archivo <text:span text:style-name="T1">.env.prod</text:span></text:p>
      <text:p text:style-name="Preformatted_20_Text">DEBUG=False</text:p>
      <text:p text:style-name="Preformatted_20_Text">SECRET_KEY=generar_una_nueva_secret_key</text:p>
      <text:p text:style-name="Preformatted_20_Text">DATABASE_URL=postgresql://<text:span text:style-name="T15">db_user</text:span>:<text:span text:style-name="T15">db_key</text:span>@<text:span text:style-name="T15">host</text:span>:5432/<text:span text:style-name="T15">db_name</text:span></text:p>
      <text:p text:style-name="Preformatted_20_Text">CERT_DIR=<text:span text:style-name="T34">ssl</text:span>/<text:span text:style-name="T15">your_ca_cert</text:span>.crt</text:p>
      <text:p text:style-name="Preformatted_20_Text">ALLOWED_HOSTS=.<text:span text:style-name="T32">yourhost</text:span>.com,localhost,127.0.0.1</text:p>
      <text:p text:style-name="Preformatted_20_Text">LOG_ENABLED=True</text:p>
      <text:p text:style-name="Preformatted_20_Text">LOG_CONSOLE_LEVEL=verbose</text:p>
      <text:p text:style-name="Preformatted_20_Text"># LOG_CONSOLE_LEVEL: <text:s/>simple | verbose</text:p>
      <text:p text:style-name="P36">REMOTE_HOSTED_BLOG=False</text:p>
      <text:h text:style-name="P52" text:outline-level="4">Modificación de <text:span text:style-name="T16">la </text:span>configuración para producción</text:h>
      <text:p text:style-name="P5">Abrir y modificar el archivo <text:span text:style-name="T1">settings/production.py</text:span><text:span text:style-name="T5">, sustituyendo su contenido por el siguiente:</text:span></text:p>
      <text:p text:style-name="Preformatted_20_Text"><text:bookmark-start text:name="__DdeLink__1548_808044367"/>from .base import *</text:p>
      <text:p text:style-name="Preformatted_20_Text">import environ</text:p>
      <text:p text:style-name="Preformatted_20_Text">import os</text:p>
      <text:p text:style-name="Preformatted_20_Text"/>
      <text:p text:style-name="Preformatted_20_Text">env = environ.Env(</text:p>
      <text:p text:style-name="Preformatted_20_Text"><text:s text:c="4"/># set casting, default value</text:p>
      <text:p text:style-name="Preformatted_20_Text"><text:s text:c="4"/>DEBUG=(bool, False)</text:p>
      <text:p text:style-name="Preformatted_20_Text">)</text:p>
      <text:p text:style-name="Preformatted_20_Text"/>
      <text:p text:style-name="Preformatted_20_Text">if os.environ.get('<text:span text:style-name="T32">REMOTE_HOSTED_BLOG</text:span>') is None:</text:p>
      <text:p text:style-name="Preformatted_20_Text"><text:s text:c="4"/># Take environment variables from .env file</text:p>
      <text:p text:style-name="Preformatted_20_Text"><text:s text:c="4"/>environ.Env.read_env(os.path.join(BASE_DIR, '.env.prod'))</text:p>
      <text:p text:style-name="Preformatted_20_Text"/>
      <text:p text:style-name="Preformatted_20_Text"># False if not in os.environ because of casting above</text:p>
      <text:p text:style-name="Preformatted_20_Text">DEBUG = env('DEBUG')</text:p>
      <text:p text:style-name="Preformatted_20_Text"><text:soft-page-break/></text:p>
      <text:p text:style-name="Preformatted_20_Text"># Raises Django's ImproperlyConfigured</text:p>
      <text:p text:style-name="Preformatted_20_Text"># exception if SECRET_KEY not in os.environ</text:p>
      <text:p text:style-name="Preformatted_20_Text">SECRET_KEY = env('SECRET_KEY')</text:p>
      <text:p text:style-name="Preformatted_20_Text"/>
      <text:p text:style-name="Preformatted_20_Text">db_params = {</text:p>
      <text:p text:style-name="Preformatted_20_Text"><text:s text:c="4"/>'default': env.db(),</text:p>
      <text:p text:style-name="Preformatted_20_Text">}</text:p>
      <text:p text:style-name="Preformatted_20_Text"/>
      <text:p text:style-name="Preformatted_20_Text">CERT_DIR = env('CERT_DIR')</text:p>
      <text:p text:style-name="Preformatted_20_Text">SSL_ROOT_CERT = os.path.join(BASE_DIR, CERT_DIR)</text:p>
      <text:p text:style-name="Preformatted_20_Text"/>
      <text:p text:style-name="Preformatted_20_Text">db_params['default'].update({</text:p>
      <text:p text:style-name="Preformatted_20_Text"><text:s text:c="4"/>'OPTIONS': {</text:p>
      <text:p text:style-name="Preformatted_20_Text"><text:s text:c="8"/>'sslmode': 'verify-ca',</text:p>
      <text:p text:style-name="Preformatted_20_Text"><text:s text:c="8"/>'sslrootcert': SSL_ROOT_CERT</text:p>
      <text:p text:style-name="Preformatted_20_Text"><text:s text:c="4"/>}</text:p>
      <text:p text:style-name="Preformatted_20_Text">})</text:p>
      <text:p text:style-name="Preformatted_20_Text"/>
      <text:p text:style-name="Preformatted_20_Text">DATABASES = db_params</text:p>
      <text:p text:style-name="Preformatted_20_Text"/>
      <text:p text:style-name="Preformatted_20_Text"># SECURITY WARNING: define the correct hosts in production!</text:p>
      <text:p text:style-name="Preformatted_20_Text">ALLOWED_HOSTS = env.list('ALLOWED_HOSTS', cast=str)</text:p>
      <text:p text:style-name="Preformatted_20_Text"/>
      <text:p text:style-name="Preformatted_20_Text">EMAIL_BACKEND = "django.core.mail.backends.console.EmailBackend"</text:p>
      <text:p text:style-name="Preformatted_20_Text"/>
      <text:p text:style-name="Preformatted_20_Text">if env.bool('REMOTE_HOSTED_BLOG', default=False) and env.bool('LOG_ENABLED', default=False):</text:p>
      <text:p text:style-name="Preformatted_20_Text"><text:s text:c="4"/>LOGGING = {</text:p>
      <text:p text:style-name="Preformatted_20_Text"><text:s text:c="8"/>'version': 1,</text:p>
      <text:p text:style-name="Preformatted_20_Text"><text:s text:c="8"/>'disable_existing_loggers': False,</text:p>
      <text:p text:style-name="Preformatted_20_Text"><text:s text:c="8"/>'formatters': {</text:p>
      <text:p text:style-name="Preformatted_20_Text"><text:s text:c="12"/>'verbose': {</text:p>
      <text:p text:style-name="Preformatted_20_Text"><text:s text:c="16"/>'format': '{levelname} {asctime} {module} {message}',</text:p>
      <text:p text:style-name="Preformatted_20_Text"><text:s text:c="16"/>'style': '{',</text:p>
      <text:p text:style-name="Preformatted_20_Text"><text:s text:c="12"/>},</text:p>
      <text:p text:style-name="Preformatted_20_Text"><text:s text:c="12"/>'simple': {</text:p>
      <text:p text:style-name="Preformatted_20_Text"><text:s text:c="16"/>'format': '{levelname} {message}',</text:p>
      <text:p text:style-name="Preformatted_20_Text"><text:s text:c="16"/>'style': '{',</text:p>
      <text:p text:style-name="Preformatted_20_Text"><text:s text:c="12"/>},</text:p>
      <text:p text:style-name="Preformatted_20_Text"><text:s text:c="8"/>},</text:p>
      <text:p text:style-name="Preformatted_20_Text"><text:s text:c="8"/>'handlers': {</text:p>
      <text:p text:style-name="Preformatted_20_Text"><text:s text:c="12"/>'file': {</text:p>
      <text:p text:style-name="Preformatted_20_Text"><text:s text:c="16"/>'level': 'DEBUG',</text:p>
      <text:p text:style-name="Preformatted_20_Text"><text:s text:c="16"/>'class': 'logging.FileHandler',</text:p>
      <text:p text:style-name="Preformatted_20_Text"><text:s text:c="16"/>'filename': 'debug.log',</text:p>
      <text:p text:style-name="Preformatted_20_Text"><text:s text:c="16"/>'formatter': 'verbose',</text:p>
      <text:p text:style-name="Preformatted_20_Text"><text:s text:c="12"/>},</text:p>
      <text:p text:style-name="Preformatted_20_Text"><text:s text:c="12"/>'console': {</text:p>
      <text:p text:style-name="Preformatted_20_Text"><text:soft-page-break/><text:s text:c="16"/>'level': 'DEBUG',</text:p>
      <text:p text:style-name="Preformatted_20_Text"><text:s text:c="16"/>'class': 'logging.StreamHandler',</text:p>
      <text:p text:style-name="Preformatted_20_Text"><text:s text:c="16"/>'formatter': env('LOG_CONSOLE_LEVEL'),</text:p>
      <text:p text:style-name="Preformatted_20_Text"><text:s text:c="12"/>},</text:p>
      <text:p text:style-name="Preformatted_20_Text"><text:s text:c="8"/>},</text:p>
      <text:p text:style-name="Preformatted_20_Text"><text:s text:c="8"/>'loggers': {</text:p>
      <text:p text:style-name="Preformatted_20_Text"><text:s text:c="12"/>'django': {</text:p>
      <text:p text:style-name="Preformatted_20_Text"><text:s text:c="16"/>'handlers': ['console'],</text:p>
      <text:p text:style-name="Preformatted_20_Text"><text:s text:c="16"/>'level': 'DEBUG',</text:p>
      <text:p text:style-name="Preformatted_20_Text"><text:s text:c="16"/>'propagate': True,</text:p>
      <text:p text:style-name="Preformatted_20_Text"><text:s text:c="12"/>},</text:p>
      <text:p text:style-name="Preformatted_20_Text"><text:s text:c="8"/>},</text:p>
      <text:p text:style-name="Preformatted_20_Text"><text:s text:c="4"/>}</text:p>
      <text:p text:style-name="Preformatted_20_Text"/>
      <text:p text:style-name="Preformatted_20_Text"/>
      <text:p text:style-name="Preformatted_20_Text">try:</text:p>
      <text:p text:style-name="Preformatted_20_Text"><text:s text:c="4"/>from .local import *</text:p>
      <text:p text:style-name="Preformatted_20_Text">except ImportError:</text:p>
      <text:p text:style-name="Preformatted_20_Text"><text:s text:c="4"/>pass<text:bookmark-end text:name="__DdeLink__1548_808044367"/></text:p>
      <text:h text:style-name="P53" text:outline-level="4"><text:span text:style-name="T36">Control</text:span> de ambiente del proyecto</text:h>
      <text:p text:style-name="P39">Crear el archivo <text:span text:style-name="T1">.blog_control</text:span> en el directorio raíz del blog. Colocar dentro la siguiente línea:</text:p>
      <text:p text:style-name="Preformatted_20_Text">SETTINGS_FILE=config.settings.dev</text:p>
      <text:p text:style-name="P6">Editar el archivo <text:span text:style-name="T1">wsgi.py</text:span><text:span text:style-name="T5"> para cambiar el archivo de configuración a procesar. </text:span><text:span text:style-name="T9">Sustituir su contenido por el siguiente:</text:span></text:p>
      <text:p text:style-name="P37">"""</text:p>
      <text:p text:style-name="P37">WSGI config for config project.</text:p>
      <text:p text:style-name="P37"/>
      <text:p text:style-name="P37">It exposes the WSGI callable as a module-level variable named ``application``.</text:p>
      <text:p text:style-name="P37"/>
      <text:p text:style-name="P37">For more information on this file, see</text:p>
      <text:p text:style-name="P37">https://docs.djangoproject.com/en/5.2/howto/deployment/wsgi/</text:p>
      <text:p text:style-name="P37">"""</text:p>
      <text:p text:style-name="P37"/>
      <text:p text:style-name="P37">import os</text:p>
      <text:p text:style-name="P37">import environ</text:p>
      <text:p text:style-name="P37"/>
      <text:p text:style-name="P37">from django.core.wsgi import get_wsgi_application</text:p>
      <text:p text:style-name="P37"/>
      <text:p text:style-name="P37">blog_control = environ.Env(</text:p>
      <text:p text:style-name="P37"><text:s text:c="4"/># set casting, default value</text:p>
      <text:p text:style-name="P37"><text:s text:c="4"/>BLOG_SETTINGS_FILE=(str, "config.settings.dev")</text:p>
      <text:p text:style-name="P37">)</text:p>
      <text:p text:style-name="P37"/>
      <text:p text:style-name="P37">blog_control_dir = os.path.dirname(os.path.dirname(os.path.abspath(__file__)))</text:p>
      <text:p text:style-name="P37"/>
      <text:p text:style-name="P37">environ.Env.read_env(os.path.join(blog_control_dir, '.blog_control'))</text:p>
      <text:p text:style-name="P37"><text:soft-page-break/></text:p>
      <text:p text:style-name="P37">BLOG_SETTINGS_FILE = blog_control('SETTINGS_FILE')</text:p>
      <text:p text:style-name="P37"/>
      <text:p text:style-name="P37">os.environ.setdefault("DJANGO_SETTINGS_MODULE", BLOG_SETTINGS_FILE)</text:p>
      <text:p text:style-name="P37"/>
      <text:p text:style-name="P37">application = get_wsgi_application()</text:p>
      <text:h text:style-name="P55" text:outline-level="4"><text:span text:style-name="T16">P</text:span>rueba de <text:span text:style-name="T16">conexión a </text:span>la base de datos</text:h>
      <text:p text:style-name="P38"><text:span text:style-name="T5">$ </text:span><text:span text:style-name="T6">python manage.py shell --settings "</text:span><text:span text:style-name="T10">config</text:span><text:span text:style-name="T6">.settings.production"</text:span></text:p>
      <text:p text:style-name="P8">from django.db import connection</text:p>
      <text:p text:style-name="P8">connection.ensure_connection()</text:p>
      <text:h text:style-name="P50" text:outline-level="3"><text:span text:style-name="T13">Commit de cambios </text:span><text:span text:style-name="T18">finalización de setup de la base de datos de producción</text:span></text:h>
      <text:p text:style-name="P12">$ <text:span text:style-name="T13">git add .</text:span></text:p>
      <text:p text:style-name="P2">$ git commit -m "<text:span text:style-name="T18">Base de datos de producción configurada</text:span>"</text:p>
      <text:h text:style-name="P42" text:outline-level="2"><text:span text:style-name="T19">Segund</text:span><text:span text:style-name="T36">a fase: manejo de archivos estáticos</text:span></text:h>
      <text:h text:style-name="P48" text:outline-level="3">Manejo del material estático</text:h>
      <text:h text:style-name="Heading_20_4" text:outline-level="4">Instalación del servidor de material estático</text:h>
      <text:p text:style-name="P23"><text:span text:style-name="T20">$ echo "</text:span><text:bookmark-start text:name="__DdeLink__938_2131846657"/><text:bookmark-start text:name="__DdeLink__296_4118088296"/><text:span text:style-name="T20">whitenoise[brotli]</text:span><text:bookmark-end text:name="__DdeLink__938_2131846657"/><text:bookmark-end text:name="__DdeLink__296_4118088296"/><text:span text:style-name="T20">" &gt;&gt; requirements.in</text:span></text:p>
      <text:p text:style-name="P15">$ pip-compile requirements.in</text:p>
      <text:p text:style-name="P14">$ pip install -r requirements.txt</text:p>
      <text:h text:style-name="P56" text:outline-level="4">Configuración de servidores permitidos</text:h>
      <text:p text:style-name="P19">Editar el archivo <text:span text:style-name="T1">.env.prod</text:span><text:span text:style-name="T5"> y agregar la siguiente línea:</text:span></text:p>
      <text:p text:style-name="Preformatted_20_Text">ALLOWED_HOSTS=.<text:span text:style-name="T37">your_remote_hosting.com,</text:span>localhost,127.0.0.1</text:p>
      <text:p text:style-name="P19">Editar <text:span text:style-name="T28">tanto </text:span>el archivo <text:span text:style-name="T1">settings/dev.py</text:span><text:span text:style-name="T5"> </text:span><text:span text:style-name="T7">como el</text:span><text:span text:style-name="T2"> settings/production.py</text:span><text:span text:style-name="T7"> para</text:span><text:span text:style-name="T5"> reemplazar la línea:</text:span></text:p>
      <text:p text:style-name="Preformatted_20_Text">ALLOWED_HOSTS = ["*"]</text:p>
      <text:p text:style-name="P19">por la siguiente:</text:p>
      <text:p text:style-name="Preformatted_20_Text">ALLOWED_HOSTS = env.list('ALLOWED_HOSTS', cast=str)</text:p>
      <text:h text:style-name="Heading_20_4" text:outline-level="4">Asegurar la recolecta del material estático</text:h>
      <text:p text:style-name="P16">$ python manage.py collectstatic</text:p>
      <text:h text:style-name="P57" text:outline-level="4">Excluir <text:span text:style-name="T21">del control de versiones</text:span> el directorio del material estático</text:h>
      <text:p text:style-name="P20">Agregar en el archivo <text:span text:style-name="T1">.gitignore</text:span><text:span text:style-name="T5"> la siguiente línea:</text:span></text:p>
      <text:p text:style-name="Preformatted_20_Text">/static/</text:p>
      <text:h text:style-name="Heading_20_4" text:outline-level="4"><text:soft-page-break/>Configuración del servidor de material estático</text:h>
      <text:p text:style-name="P25">Editar el archivo <text:span text:style-name="T1">settings/base.py</text:span><text:span text:style-name="T5"> y registrar al paquete </text:span><text:span text:style-name="T1">Whitenoise</text:span><text:span text:style-name="T5"> en la lista </text:span><text:span text:style-name="T1">INSTALLED_APPS</text:span><text:span text:style-name="T5">, antes de la carga de </text:span><text:span text:style-name="T1">django.contrib.staticfiles</text:span><text:span text:style-name="T5">:</text:span></text:p>
      <text:p text:style-name="P9">INSTALLED_APPS = [</text:p>
      <text:p text:style-name="P9"><text:s text:c="4"/>... </text:p>
      <text:p text:style-name="P9"><text:s text:c="4"/>"whitenoise.runserver_nostatic",</text:p>
      <text:p text:style-name="P9"><text:s text:c="4"/>"django.contrib.staticfiles",</text:p>
      <text:p text:style-name="P9">]</text:p>
      <text:p text:style-name="P10">En el mismo archivo de configuración, se debe registrar el paquete como middleware después del registro de SessionMiddleware:</text:p>
      <text:p text:style-name="P9">MIDDLEWARE = [</text:p>
      <text:p text:style-name="P9"><text:s text:c="4"/>"django.contrib.sessions.middleware.SessionMiddleware",</text:p>
      <text:p text:style-name="P9"><text:s text:c="4"/><text:bookmark-start text:name="__DdeLink__956_2131846657"/>"whitenoise.middleware.WhiteNoiseMiddleware",<text:bookmark-end text:name="__DdeLink__956_2131846657"/></text:p>
      <text:p text:style-name="P9"><text:s text:c="4"/>... </text:p>
      <text:p text:style-name="P9">]</text:p>
      <text:p text:style-name="P26"><text:span text:style-name="T5">Por último, se debe modificar en este archivo, el motor de almacenamiento para utilizar el de Whitenoise. Para ello hay que cambiar la lista </text:span><text:span text:style-name="T1">STORAGES</text:span><text:span text:style-name="T5">:</text:span></text:p>
      <text:p text:style-name="Preformatted_20_Text">STORAGES = {</text:p>
      <text:p text:style-name="Preformatted_20_Text"><text:s text:c="4"/>... </text:p>
      <text:p text:style-name="Preformatted_20_Text"><text:s text:c="4"/>"staticfiles": {</text:p>
      <text:p text:style-name="Preformatted_20_Text"><text:s text:c="8"/>"BACKEND": "django.contrib.staticfiles.storage.ManifestStaticFilesStorage",</text:p>
      <text:p text:style-name="Preformatted_20_Text"><text:s text:c="4"/>},</text:p>
      <text:p text:style-name="Preformatted_20_Text">}</text:p>
      <text:p text:style-name="P26">de la siguiente manera:</text:p>
      <text:p text:style-name="P21">STORAGES = {</text:p>
      <text:p text:style-name="P21"><text:s text:c="4"/>... </text:p>
      <text:p text:style-name="P21"><text:s text:c="4"/>"staticfiles": {</text:p>
      <text:p text:style-name="P21"><text:s text:c="8"/>"BACKEND": "whitenoise.storage.CompressedManifestStaticFilesStorage",</text:p>
      <text:p text:style-name="P21"><text:s text:c="4"/>},</text:p>
      <text:p text:style-name="P21">}</text:p>
      <text:h text:style-name="P58" text:outline-level="4"><text:span text:style-name="T22">Repetir</text:span> la recolecta del material estático</text:h>
      <text:p text:style-name="P22"><text:span text:style-name="T23">D</text:span>ebido a que ha cambiado el motor de almacenamiento, se debe ejecutar nuevamente la compilación de activos estáticos:</text:p>
      <text:p text:style-name="P17">$ python manage.py collectstatic</text:p>
      <text:h text:style-name="P59" text:outline-level="4">Instalación del web server</text:h>
      <text:p text:style-name="P18">$ echo "gunicorn" &gt;&gt; requirements.in</text:p>
      <text:p text:style-name="P18">$ pip-compile requirements.in</text:p>
      <text:p text:style-name="P18">$ pip install -r requirements.txt</text:p>
      <text:h text:style-name="P60" text:outline-level="4"><text:soft-page-break/><text:span text:style-name="T24">Probar la </text:span><text:span text:style-name="T26">nueva configuración</text:span></text:h>
      <text:p text:style-name="P34">En ambiente de desarrollo se puede probar toda esta configuración ejecutando:</text:p>
      <text:p text:style-name="Preformatted_20_Text"><text:span text:style-name="T24">$ </text:span>python -m gunicorn <text:span text:style-name="T35">config</text:span>.<text:span text:style-name="T25">wsgi</text:span>:application</text:p>
      <text:h text:style-name="P46" text:outline-level="3">Commit de cambios <text:span text:style-name="T18">finalización de setup de</text:span><text:span text:style-name="T27">l manejo de archivos estáticos</text:span></text:h>
      <text:p text:style-name="P24">$ <text:span text:style-name="T13">git add .</text:span></text:p>
      <text:p text:style-name="P65">$ git commit -m "<text:span text:style-name="T27">Manejo de static files completo</text:span>"</text:p>
      <text:p text:style-name="P66">$ git push origin main</text:p>
      <text:h text:style-name="P43" text:outline-level="2"><text:span text:style-name="T29">Tercer</text:span><text:span text:style-name="T38">a fase: configuración del deployment</text:span></text:h>
      <text:h text:style-name="P49" text:outline-level="3">Automatización de la instalación en host Render.com</text:h>
      <text:h text:style-name="P54" text:outline-level="4">Cambio de ambiente del proyecto</text:h>
      <text:p text:style-name="P7">Editar el archivo <text:span text:style-name="T39">el archivo </text:span><text:span text:style-name="T4">.blog_control</text:span><text:span text:style-name="T11"> para que </text:span><text:span text:style-name="T12">señale la configuración a cargar</text:span><text:span text:style-name="T5">:</text:span></text:p>
      <text:p text:style-name="P31">SETTINGS_FILE=config.settings.production</text:p>
      <text:h text:style-name="P61" text:outline-level="4">Creación del script de comandos de instalación</text:h>
      <text:p text:style-name="P27">Bajo el directorio principal, crear el archivo del shell <text:span text:style-name="T1">build.sh</text:span><text:span text:style-name="T5"> con los siguientes comandos:</text:span></text:p>
      <text:p text:style-name="Preformatted_20_Text">#!/usr/bin/env bash</text:p>
      <text:p text:style-name="Preformatted_20_Text"># Exit on error</text:p>
      <text:p text:style-name="Preformatted_20_Text">set -o errexit</text:p>
      <text:p text:style-name="Preformatted_20_Text"/>
      <text:p text:style-name="Preformatted_20_Text"># Modify this line as needed for your package manager (pip, poetry, etc.)</text:p>
      <text:p text:style-name="Preformatted_20_Text">pip install -r requirements.txt</text:p>
      <text:p text:style-name="Preformatted_20_Text"/>
      <text:p text:style-name="Preformatted_20_Text"># Convert static asset files</text:p>
      <text:p text:style-name="Preformatted_20_Text">python manage.py collectstatic --no-input</text:p>
      <text:p text:style-name="Preformatted_20_Text"/>
      <text:p text:style-name="Preformatted_20_Text"># Apply any outstanding database migrations</text:p>
      <text:p text:style-name="Preformatted_20_Text">python manage.py migrate</text:p>
      <text:p text:style-name="Preformatted_20_Text"/>
      <text:p text:style-name="Preformatted_20_Text"># Create Django superuser</text:p>
      <text:p text:style-name="Preformatted_20_Text"># This environment variables MUST be supplied on setup:</text:p>
      <text:p text:style-name="Preformatted_20_Text"># DJANGO_SUPERUSER_USERNAME, DJANGO_SUPERUSER_EMAIL, DJANGO_SUPERUSER_PASSWORD</text:p>
      <text:p text:style-name="Preformatted_20_Text">python manage.py createsuperuser --noinput</text:p>
      <text:p text:style-name="P30">Otorgarle permisos de ejecución:</text:p>
      <text:p text:style-name="P29">$ chmod a+x build.sh</text:p>
      <text:h text:style-name="P62" text:outline-level="4">Creación del script de <text:span text:style-name="T30">configuración del servicio en Render.com</text:span></text:h>
      <text:p text:style-name="P28">Bajo el directorio principal, crear el archivo del shell <text:span text:style-name="T3">render.yaml</text:span><text:span text:style-name="T5"> con </text:span><text:span text:style-name="T8">las siguientes configuraciones</text:span><text:span text:style-name="T5">:</text:span></text:p>
      <text:p text:style-name="P31">services:</text:p>
      <text:p text:style-name="P31"><text:soft-page-break/><text:s text:c="2"/>- type: web</text:p>
      <text:p text:style-name="P31"><text:s text:c="4"/>plan: free</text:p>
      <text:p text:style-name="P31"><text:s text:c="4"/><text:span text:style-name="T40">region: ohio</text:span></text:p>
      <text:p text:style-name="P31"><text:s text:c="4"/>name: <text:span text:style-name="T42">your_blog_name</text:span></text:p>
      <text:p text:style-name="P68"><text:s text:c="4"/>branch: main</text:p>
      <text:p text:style-name="P68"><text:s text:c="4"/>healthCheckPath: /</text:p>
      <text:p text:style-name="P69"><text:span text:style-name="T42"><text:s text:c="4"/></text:span>runtime: python</text:p>
      <text:p text:style-name="P31"><text:s text:c="4"/>buildCommand: './build.sh'</text:p>
      <text:p text:style-name="P31"><text:s text:c="4"/>startCommand: 'python -m gunicorn <text:span text:style-name="T35">config</text:span>.wsgi:application'</text:p>
      <text:p text:style-name="P31"><text:s text:c="4"/># Declarar las variables "sync: false" en el dashboard de Render</text:p>
      <text:p text:style-name="P31"><text:s text:c="4"/>envVars:</text:p>
      <text:p text:style-name="P31"><text:s text:c="6"/>- key: DATABASE_URL</text:p>
      <text:p text:style-name="P31"><text:s text:c="8"/>sync: false</text:p>
      <text:p text:style-name="P31"><text:s text:c="6"/>- key: CERT_DIR</text:p>
      <text:p text:style-name="P31"><text:s text:c="8"/>sync: false</text:p>
      <text:p text:style-name="P31"><text:s text:c="6"/>- key: ALLOWED_HOSTS</text:p>
      <text:p text:style-name="P31"><text:s text:c="8"/>sync: false</text:p>
      <text:p text:style-name="P31"><text:s text:c="6"/>- key: DJANGO_SUPERUSER_USERNAME</text:p>
      <text:p text:style-name="P31"><text:s text:c="8"/>sync: false</text:p>
      <text:p text:style-name="P31"><text:s text:c="6"/>- key: DJANGO_SUPERUSER_EMAIL</text:p>
      <text:p text:style-name="P31"><text:s text:c="8"/>sync: false</text:p>
      <text:p text:style-name="P31"><text:s text:c="6"/>- key: DJANGO_SUPERUSER_PASSWORD</text:p>
      <text:p text:style-name="P31"><text:s text:c="8"/>sync: false</text:p>
      <text:p text:style-name="P31"><text:s text:c="6"/>- key: PYTHON_VERSION</text:p>
      <text:p text:style-name="P31"><text:s text:c="8"/>value: 3.12.3</text:p>
      <text:p text:style-name="P31"><text:s text:c="6"/>- key: SECRET_KEY</text:p>
      <text:p text:style-name="P31"><text:s text:c="8"/>generateValue: true</text:p>
      <text:h text:style-name="P47" text:outline-level="3">Commit de cambios <text:span text:style-name="T18">finalización de </text:span><text:span text:style-name="T31">automatización del deployment</text:span></text:h>
      <text:p text:style-name="P32">$ <text:span text:style-name="T13">git add .</text:span></text:p>
      <text:p text:style-name="P3">$ git commit -m "<text:span text:style-name="T31">Deployment a Render</text:span>"</text:p>
      <text:p text:style-name="P33">$ git push origin main</text:p>
      <text:p text:style-name="P13"/>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style:text-properties style:font-name="Liberation Sans" fo:font-family="'Liberation Sans'" style:font-family-generic="swiss" style:font-pitch="variable" officeooo:rsid="0048f1d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officeooo:rsid="0080b8e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11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font-size-complex="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101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5:31:28.949343449</meta:creation-date>
    <meta:editing-duration>P1DT4H43M35S</meta:editing-duration>
    <meta:editing-cycles>117</meta:editing-cycles>
    <meta:generator>LibreOffice/24.2.7.2$Linux_X86_64 LibreOffice_project/420$Build-2</meta:generator>
    <dc:title>Datacamp style</dc:title>
    <dc:date>2025-07-31T23:13:32.366387179</dc:date>
    <meta:document-statistic meta:table-count="0" meta:image-count="0" meta:object-count="0" meta:page-count="7" meta:paragraph-count="232" meta:word-count="984" meta:character-count="8512" meta:non-whitespace-character-count="7064"/>
    <meta:template xlink:type="simple" xlink:actuate="onRequest" xlink:title="Datacamp style" xlink:href="../Datacamp%20style1.ott" meta:date="2025-06-03T15:31:28.379568684"/>
  </office:meta>
</office:document-meta>
</file>